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2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1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2.00pt" style:text-position="super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2.00pt" style:text-position="super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Документация</text:span><text:span text:style-name="T2"><text:s/></text:span><text:span text:style-name="T3">за</text:span><text:span text:style-name="T4"><text:s/></text:span><text:span text:style-name="T5">Метеорологична</text:span><text:span text:style-name="T6"><text:s/></text:span><text:span text:style-name="T7">станция</text:span><text:span text:style-name="T8"><text:s/>(Weather station)</text:span></text:p>
      <text:p text:style-name="P2"><text:span text:style-name="T9"/></text:p>
      <text:p text:style-name="P2"><text:span text:style-name="T9"/></text:p>
      <text:p text:style-name="P2"><text:span text:style-name="T10">1.<text:s/></text:span><text:span text:style-name="T11">Цел</text:span><text:span text:style-name="T12"><text:s/></text:span><text:span text:style-name="T13">на</text:span><text:span text:style-name="T14"><text:s/></text:span><text:span text:style-name="T15">проекта</text:span></text:p>
      <text:p text:style-name="P2"><text:span text:style-name="T16"/></text:p>
      <text:p text:style-name="P2"><text:span text:style-name="T17">Проекта</text:span><text:span text:style-name="T18"><text:s/></text:span><text:span text:style-name="T19">може</text:span><text:span text:style-name="T20"><text:s/></text:span><text:span text:style-name="T21">да</text:span><text:span text:style-name="T22"><text:s/></text:span><text:span text:style-name="T23">се</text:span><text:span text:style-name="T24"><text:s/></text:span><text:span text:style-name="T25">приеме</text:span><text:span text:style-name="T26">,<text:s/></text:span><text:span text:style-name="T27">че</text:span><text:span text:style-name="T28"><text:s/></text:span><text:span text:style-name="T29">спада</text:span><text:span text:style-name="T30"><text:s/></text:span><text:span text:style-name="T31">към</text:span><text:span text:style-name="T32"><text:s/></text:span><text:span text:style-name="T33">секцията</text:span><text:span text:style-name="T34"><text:s/>IoT (Internet of Things).<text:s/></text:span><text:span text:style-name="T35">Целта</text:span><text:span text:style-name="T36"><text:s/></text:span><text:span text:style-name="T37">е</text:span><text:span text:style-name="T38"><text:s/></text:span><text:span text:style-name="T39">да</text:span><text:span text:style-name="T40"><text:s/></text:span><text:span text:style-name="T41">се</text:span><text:span text:style-name="T42"><text:s/></text:span><text:span text:style-name="T43">следят</text:span><text:span text:style-name="T44"><text:s/></text:span><text:span text:style-name="T45">атмосферните</text:span><text:span text:style-name="T46"><text:s/></text:span><text:span text:style-name="T47">условия</text:span><text:span text:style-name="T48"><text:s/></text:span><text:span text:style-name="T49">на</text:span><text:span text:style-name="T50"><text:s/></text:span><text:span text:style-name="T51">дадено</text:span><text:span text:style-name="T52"><text:s/></text:span><text:span text:style-name="T53">място</text:span><text:span text:style-name="T54"><text:s/></text:span><text:span text:style-name="T55">през</text:span><text:span text:style-name="T56"><text:s/></text:span><text:span text:style-name="T57">интернет</text:span><text:span text:style-name="T58"><text:s/></text:span><text:span text:style-name="T59">мрежата</text:span><text:span text:style-name="T60">,<text:s/></text:span><text:span text:style-name="T61">като</text:span><text:span text:style-name="T62"><text:s/></text:span><text:span text:style-name="T63">записите</text:span><text:span text:style-name="T64"><text:s/></text:span><text:span text:style-name="T65">се</text:span><text:span text:style-name="T66"><text:s/></text:span><text:span text:style-name="T67">представят</text:span><text:span text:style-name="T68"><text:s/></text:span><text:span text:style-name="T69">в</text:span><text:span text:style-name="T70"><text:s/></text:span><text:span text:style-name="T71">графичен</text:span><text:span text:style-name="T72"><text:s/></text:span><text:span text:style-name="T73">и</text:span><text:span text:style-name="T74"><text:s/></text:span><text:span text:style-name="T75">цифров</text:span><text:span text:style-name="T76"><text:s/></text:span><text:span text:style-name="T77">вид</text:span><text:span text:style-name="T78"><text:s/></text:span><text:span text:style-name="T79">за</text:span><text:span text:style-name="T80"><text:s/></text:span><text:span text:style-name="T81">по</text:span><text:span text:style-name="T82">-</text:span><text:span text:style-name="T83">добро</text:span><text:span text:style-name="T84"><text:s/></text:span><text:span text:style-name="T85">унагледяване</text:span><text:span text:style-name="T86"><text:s/></text:span><text:span text:style-name="T87">за</text:span><text:span text:style-name="T88"><text:s/></text:span><text:span text:style-name="T89">потребителя</text:span><text:span text:style-name="T90">.</text:span></text:p>
      <text:p text:style-name="P2"><text:span text:style-name="T91"/></text:p>
      <text:p text:style-name="P2"><text:span text:style-name="T92">2.<text:s/></text:span><text:span text:style-name="T93">Лист</text:span><text:span text:style-name="T94"><text:s/></text:span><text:span text:style-name="T95">с</text:span><text:span text:style-name="T96"><text:s/></text:span><text:span text:style-name="T97">материали</text:span></text:p>
      <text:list text:style-name="L3">
        <text:list-item>
          <text:p text:style-name="P3"><text:span text:style-name="T98">Ардуино</text:span><text:span text:style-name="T99"><text:s/></text:span><text:span text:style-name="T100">платка</text:span><text:span text:style-name="T101"><text:s/></text:span><text:span text:style-name="T102">–</text:span><text:span text:style-name="T103"><text:s/>Arduino Uno (</text:span><text:span text:style-name="T104">в</text:span><text:span text:style-name="T105"><text:s/></text:span><text:span text:style-name="T106">частност</text:span><text:span text:style-name="T107"><text:s/>atmega328p<text:s/></text:span><text:span text:style-name="T108">с</text:span><text:span text:style-name="T109"><text:s/></text:span><text:span text:style-name="T110">вграден</text:span><text:span text:style-name="T111"><text:s/>wifi<text:s/></text:span><text:span text:style-name="T112">модул</text:span><text:span text:style-name="T113">)</text:span></text:p>
        </text:list-item>
        <text:list-item>
          <text:p text:style-name="P3"><text:span text:style-name="T114">WiFi<text:s/></text:span><text:span text:style-name="T115">модул</text:span><text:span text:style-name="T116"><text:s/>ESP8266<text:s/></text:span><text:span text:style-name="T117">–</text:span><text:span text:style-name="T118"><text:s/>01 (</text:span><text:span text:style-name="T119">може</text:span><text:span text:style-name="T120"><text:s/></text:span><text:span text:style-name="T121">и</text:span><text:span text:style-name="T122"><text:s/></text:span><text:span text:style-name="T123">да</text:span><text:span text:style-name="T124"><text:s/></text:span><text:span text:style-name="T125">е</text:span><text:span text:style-name="T126"><text:s/></text:span><text:span text:style-name="T127">вграден</text:span><text:span text:style-name="T128"><text:s/></text:span><text:span text:style-name="T129">за</text:span><text:span text:style-name="T130"><text:s/></text:span><text:span text:style-name="T131">ардуино</text:span><text:span text:style-name="T132"><text:s/></text:span><text:span text:style-name="T133">платката</text:span><text:span text:style-name="T134">)</text:span></text:p>
        </text:list-item>
        <text:list-item>
          <text:p text:style-name="P3"><text:span text:style-name="T135">сензор</text:span><text:span text:style-name="T136"><text:s/></text:span><text:span text:style-name="T137">за</text:span><text:span text:style-name="T138"><text:s/></text:span><text:span text:style-name="T139">температура</text:span><text:span text:style-name="T140"><text:s/></text:span><text:span text:style-name="T141">и</text:span><text:span text:style-name="T142"><text:s/></text:span><text:span text:style-name="T143">влажност</text:span><text:span text:style-name="T144"><text:s/>DHT22, 1<text:s/></text:span><text:span text:style-name="T145">бр</text:span><text:span text:style-name="T146">.</text:span></text:p>
        </text:list-item>
        <text:list-item>
          <text:p text:style-name="P3"><text:span text:style-name="T147">LCD screen 16x2, 1<text:s/></text:span><text:span text:style-name="T148">бр</text:span><text:span text:style-name="T149">.</text:span></text:p>
        </text:list-item>
        <text:list-item>
          <text:p text:style-name="P3"><text:span text:style-name="T150">Breadboard, 1<text:s/></text:span><text:span text:style-name="T151">бр</text:span><text:span text:style-name="T152">.</text:span></text:p>
        </text:list-item>
        <text:list-item>
          <text:p text:style-name="P3"><text:span text:style-name="T153">Джъмпър</text:span><text:span text:style-name="T154"><text:s/></text:span><text:span text:style-name="T155">проводници</text:span><text:span text:style-name="T156"><text:s/></text:span><text:span text:style-name="T157">мъжко</text:span><text:span text:style-name="T158">-</text:span><text:span text:style-name="T159">мъжко</text:span><text:span text:style-name="T160">, 14<text:s/></text:span><text:span text:style-name="T161">бр</text:span><text:span text:style-name="T162">.</text:span></text:p>
        </text:list-item>
        <text:list-item>
          <text:p text:style-name="P3"><text:span text:style-name="T163">Джъмпър</text:span><text:span text:style-name="T164"><text:s/></text:span><text:span text:style-name="T165">проводници</text:span><text:span text:style-name="T166"><text:s/></text:span><text:span text:style-name="T167">мъжко</text:span><text:span text:style-name="T168">-</text:span><text:span text:style-name="T169">женско</text:span><text:span text:style-name="T170">, 4<text:s/></text:span><text:span text:style-name="T171">бр</text:span><text:span text:style-name="T172">.</text:span></text:p>
        </text:list-item>
      </text:list>
      <text:p text:style-name="P4"><text:span text:style-name="T173"/></text:p>
      <text:p text:style-name="P4"><text:span text:style-name="T174">3.<text:s/></text:span><text:span text:style-name="T175">Логика</text:span><text:span text:style-name="T176"><text:s/></text:span><text:span text:style-name="T177">на</text:span><text:span text:style-name="T178"><text:s/></text:span><text:span text:style-name="T179">проекта</text:span></text:p>
      <text:p text:style-name="P4"><text:span text:style-name="T180"/></text:p>
      <text:p text:style-name="P4"><text:span text:style-name="T181">Програмира</text:span><text:span text:style-name="T182"><text:s/></text:span><text:span text:style-name="T183">се</text:span><text:span text:style-name="T184"><text:s/>WiFi<text:s/></text:span><text:span text:style-name="T185">модула</text:span><text:span text:style-name="T186">,<text:s/></text:span><text:span text:style-name="T187">така</text:span><text:span text:style-name="T188"><text:s/></text:span><text:span text:style-name="T189">че</text:span><text:span text:style-name="T190"><text:s/></text:span><text:span text:style-name="T191">да</text:span><text:span text:style-name="T192"><text:s/></text:span><text:span text:style-name="T193">приема</text:span><text:span text:style-name="T194"><text:s/></text:span><text:span text:style-name="T195">данните</text:span><text:span text:style-name="T196"><text:s/></text:span><text:span text:style-name="T197">от</text:span><text:span text:style-name="T198"><text:s/>dht22<text:s/></text:span><text:span text:style-name="T199">и</text:span><text:span text:style-name="T200"><text:s/></text:span><text:span text:style-name="T201">да</text:span><text:span text:style-name="T202"><text:s/></text:span><text:span text:style-name="T203">ги</text:span><text:span text:style-name="T204"><text:s/></text:span><text:span text:style-name="T205">изпраща</text:span><text:span text:style-name="T206"><text:s/></text:span><text:span text:style-name="T207">на</text:span><text:span text:style-name="T208"><text:s/></text:span><text:span text:style-name="T209">сървъра</text:span><text:span text:style-name="T210"><text:s/></text:span><text:span text:style-name="T211">като</text:span><text:span text:style-name="T212"><text:s/>json<text:s/></text:span><text:span text:style-name="T213">обект</text:span><text:span text:style-name="T214">.<text:s/></text:span><text:span text:style-name="T215">След</text:span><text:span text:style-name="T216"><text:s/></text:span><text:span text:style-name="T217">това</text:span><text:span text:style-name="T218"><text:s/></text:span><text:span text:style-name="T219">се</text:span><text:span text:style-name="T220"><text:s/></text:span><text:span text:style-name="T221">създава</text:span><text:span text:style-name="T222"><text:s/>web api<text:s/></text:span><text:span text:style-name="T223">на</text:span><text:span text:style-name="T224"><text:s/>ASP.NET core,<text:s/></text:span><text:span text:style-name="T225">което</text:span><text:span text:style-name="T226"><text:s/></text:span><text:span text:style-name="T227">да</text:span><text:span text:style-name="T228"><text:s/></text:span><text:span text:style-name="T229">обработва</text:span><text:span text:style-name="T230"><text:s/>json<text:s/></text:span><text:span text:style-name="T231">обекта</text:span><text:span text:style-name="T232"><text:s/></text:span><text:span text:style-name="T233">пратен</text:span><text:span text:style-name="T234"><text:s/></text:span><text:span text:style-name="T235">на</text:span><text:span text:style-name="T236"><text:s/></text:span><text:span text:style-name="T237">сървъра</text:span><text:span text:style-name="T238"><text:s/></text:span><text:span text:style-name="T239">и</text:span><text:span text:style-name="T240"><text:s/></text:span><text:span text:style-name="T241">да</text:span><text:span text:style-name="T242"><text:s/></text:span><text:span text:style-name="T243">праща</text:span><text:span text:style-name="T244"><text:s/></text:span><text:span text:style-name="T245">обратно</text:span><text:span text:style-name="T246"><text:s/></text:span><text:span text:style-name="T247">към</text:span><text:span text:style-name="T248"><text:s/></text:span><text:span text:style-name="T249">него</text:span><text:span text:style-name="T250"><text:s/></text:span><text:span text:style-name="T251">графиките</text:span><text:span text:style-name="T252"><text:s/></text:span><text:span text:style-name="T253">на</text:span><text:span text:style-name="T254"><text:s/></text:span><text:span text:style-name="T255">обработените</text:span><text:span text:style-name="T256"><text:s/></text:span><text:span text:style-name="T257">стойности</text:span><text:span text:style-name="T258">.<text:s/></text:span><text:span text:style-name="T259">Кода</text:span><text:span text:style-name="T260"><text:s/></text:span><text:span text:style-name="T261">за</text:span><text:span text:style-name="T262"><text:s/></text:span><text:span text:style-name="T263">графиките</text:span><text:span text:style-name="T264"><text:s/></text:span><text:span text:style-name="T265">е</text:span><text:span text:style-name="T266"><text:s/></text:span><text:span text:style-name="T267">предоставен</text:span><text:span text:style-name="T268"><text:s/></text:span><text:span text:style-name="T269">от</text:span><text:span text:style-name="T270"><text:s/>google charts.</text:span></text:p>
      <text:p text:style-name="P4"><text:span text:style-name="T271"/></text:p>
      <text:p text:style-name="P4"><text:span text:style-name="T272">4.<text:s/></text:span><text:span text:style-name="T273">Свързване</text:span><text:span text:style-name="T274"><text:s/></text:span><text:span text:style-name="T275">на</text:span><text:span text:style-name="T276"><text:s/></text:span><text:span text:style-name="T277">схемата</text:span></text:p>
      <text:list text:style-name="L5">
        <text:list-item>
          <text:p text:style-name="P5"><text:span text:style-name="T278">Схема</text:span><text:span text:style-name="T279"><text:s/></text:span><text:span text:style-name="T280">на</text:span><text:span text:style-name="T281"><text:s/></text:span><text:span text:style-name="T282">проекта</text:span></text:p>
        </text:list-item>
      </text:list>
      <text:p text:style-name="P6"><draw:frame text:anchor-type="as-char" svg:width="152.40mm" svg:height="81.76mm" style:rel-width="scale" style:rel-height="scale"><draw:object-ole xlink:href="OleObj1"/><draw:image xlink:href="ObjectReplacements/OleObj1"/></draw:frame><text:span text:style-name="T283"/></text:p>
      <text:p text:style-name="P6"><text:span text:style-name="T283"/></text:p>
      <text:p text:style-name="P6"><text:span text:style-name="T283"/></text:p>
      <text:list text:style-name="L7">
        <text:list-item>
          <text:p text:style-name="P7"><text:span text:style-name="T284">Електрическа</text:span><text:span text:style-name="T285"><text:s/></text:span><text:span text:style-name="T286">верига</text:span></text:p>
        </text:list-item>
      </text:list>
      <text:p text:style-name="P8"><draw:frame text:anchor-type="as-char" svg:width="152.40mm" svg:height="195.00mm" style:rel-width="scale" style:rel-height="scale"><draw:object-ole xlink:href="OleObj2"/><draw:image xlink:href="ObjectReplacements/OleObj2"/></draw:frame><text:span text:style-name="T287"/></text:p>
      <text:p text:style-name="P8"><text:span text:style-name="T287"/></text:p>
      <text:p text:style-name="P8"><text:span text:style-name="T287"/></text:p>
      <text:p text:style-name="P8"><text:span text:style-name="T288">5.<text:s/></text:span><text:span text:style-name="T289">Разглеждани</text:span><text:span text:style-name="T290"><text:s/></text:span><text:span text:style-name="T291">величини</text:span></text:p>
      <text:list text:style-name="L9">
        <text:list-item>
          <text:p text:style-name="P9"><text:span text:style-name="T292">Температура</text:span><text:span text:style-name="T293"><text:s/>(</text:span><text:span text:style-name="T294">в</text:span><text:span text:style-name="T295"><text:s/></text:span><text:span text:style-name="T296">о</text:span><text:span text:style-name="T297">С</text:span><text:span text:style-name="T298">)</text:span></text:p>
        </text:list-item>
        <text:list-item>
          <text:p text:style-name="P9"><text:span text:style-name="T299">Относителна</text:span><text:span text:style-name="T300"><text:s/></text:span><text:span text:style-name="T301">влажност</text:span><text:span text:style-name="T302"><text:s/>(</text:span><text:span text:style-name="T303">безразмерна</text:span><text:span text:style-name="T304"><text:s/></text:span><text:span text:style-name="T305">величина</text:span><text:span text:style-name="T306">)</text:span></text:p>
        </text:list-item>
        <text:list-item>
          <text:p text:style-name="P9"><text:span text:style-name="T307">Топлинен</text:span><text:span text:style-name="T308"><text:s/></text:span><text:span text:style-name="T309">индекс</text:span><text:span text:style-name="T310"><text:s/>(</text:span><text:span text:style-name="T311">мярка</text:span><text:span text:style-name="T312"><text:s/></text:span><text:span text:style-name="T313">за</text:span><text:span text:style-name="T314"><text:s/></text:span><text:span text:style-name="T315">това</text:span><text:span text:style-name="T316"><text:s/></text:span><text:span text:style-name="T317">как</text:span><text:span text:style-name="T318"><text:s/></text:span><text:span text:style-name="T319">един</text:span><text:span text:style-name="T320"><text:s/></text:span><text:span text:style-name="T321">човек</text:span><text:span text:style-name="T322"><text:s/></text:span><text:span text:style-name="T323">би</text:span><text:span text:style-name="T324"><text:s/></text:span><text:span text:style-name="T325">почувствал</text:span><text:span text:style-name="T326"><text:s/></text:span><text:span text:style-name="T327">дадената</text:span><text:span text:style-name="T328"><text:s/></text:span><text:span text:style-name="T329">температура</text:span><text:span text:style-name="T330"><text:s/></text:span><text:span text:style-name="T331">при</text:span><text:span text:style-name="T332"><text:s/></text:span><text:span text:style-name="T333">определена</text:span><text:span text:style-name="T334"><text:s/></text:span><text:span text:style-name="T335">влажност</text:span><text:span text:style-name="T336">,<text:s/></text:span><text:span text:style-name="T337">отново</text:span><text:span text:style-name="T338"><text:s/></text:span><text:span text:style-name="T339">се</text:span><text:span text:style-name="T340"><text:s/></text:span><text:span text:style-name="T341">измерва</text:span><text:span text:style-name="T342"><text:s/></text:span><text:span text:style-name="T343">в</text:span><text:span text:style-name="T344"><text:s text:c="2"/></text:span><text:span text:style-name="T345">о</text:span><text:span text:style-name="T346">С</text:span><text:span text:style-name="T347">)<text:line-break/></text:span><text:span text:style-name="T348">Формулата</text:span><text:span text:style-name="T349">,<text:s/></text:span><text:span text:style-name="T350">по</text:span><text:span text:style-name="T351"><text:s/></text:span><text:span text:style-name="T352">която</text:span><text:span text:style-name="T353"><text:s/></text:span><text:span text:style-name="T354">се</text:span><text:span text:style-name="T355"><text:s/></text:span><text:span text:style-name="T356">определя</text:span><text:span text:style-name="T357"><text:s/></text:span><text:span text:style-name="T358">този</text:span><text:span text:style-name="T359"><text:s/></text:span><text:span text:style-name="T360">индекс</text:span><text:span text:style-name="T361"><text:s/></text:span><text:span text:style-name="T362">е</text:span><text:span text:style-name="T363"><text:s/></text:span><text:span text:style-name="T364">изведена</text:span><text:span text:style-name="T365"><text:s/></text:span><text:span text:style-name="T366">емпирично</text:span><text:span text:style-name="T367"><text:s/></text:span><text:span text:style-name="T368">и</text:span><text:span text:style-name="T369"><text:s/></text:span><text:span text:style-name="T370">има</text:span><text:span text:style-name="T371"><text:s/></text:span><text:span text:style-name="T372">следния</text:span><text:span text:style-name="T373"><text:s/></text:span><text:span text:style-name="T374">вид</text:span><text:span text:style-name="T375">:<text:line-break/></text:span></text:p>
        </text:list-item>
        <text:list-item>
          <text:p text:style-name="P9"><text:span text:style-name="T376">Точка</text:span><text:span text:style-name="T377"><text:s/></text:span><text:span text:style-name="T378">на</text:span><text:span text:style-name="T379"><text:s/></text:span><text:span text:style-name="T380">оросяване</text:span><text:span text:style-name="T381"><text:s/></text:span><text:span text:style-name="T382">–</text:span><text:span text:style-name="T383"><text:s/></text:span><text:span text:style-name="T384">Температурата</text:span><text:span text:style-name="T385">,<text:s/></text:span><text:span text:style-name="T386">до</text:span><text:span text:style-name="T387"><text:s/></text:span><text:span text:style-name="T388">която</text:span><text:span text:style-name="T389"><text:s/></text:span><text:span text:style-name="T390">въздухът</text:span><text:span text:style-name="T391"><text:s/></text:span><text:span text:style-name="T392">трябва</text:span><text:span text:style-name="T393"><text:s/></text:span><text:span text:style-name="T394">да</text:span><text:span text:style-name="T395"><text:s/></text:span><text:span text:style-name="T396">се</text:span><text:span text:style-name="T397"><text:s/></text:span><text:span text:style-name="T398">охлади</text:span><text:span text:style-name="T399">,<text:s/></text:span><text:span text:style-name="T400">за</text:span><text:span text:style-name="T401"><text:s/></text:span><text:span text:style-name="T402">да</text:span><text:span text:style-name="T403"><text:s/></text:span><text:span text:style-name="T404">се</text:span><text:span text:style-name="T405"><text:s/></text:span><text:span text:style-name="T406">насити</text:span><text:span text:style-name="T407"><text:s/></text:span><text:span text:style-name="T408">с</text:span><text:span text:style-name="T409"><text:s/></text:span><text:span text:style-name="T410">водна</text:span><text:span text:style-name="T411"><text:s/></text:span><text:span text:style-name="T412">пара</text:span><text:span text:style-name="T413">. <text:line-break/></text:span><text:span text:style-name="T414">Определя</text:span><text:span text:style-name="T415"><text:s/></text:span><text:span text:style-name="T416">се</text:span><text:span text:style-name="T417"><text:s/></text:span><text:span text:style-name="T418">по</text:span><text:span text:style-name="T419"><text:s/></text:span><text:span text:style-name="T420">следната</text:span><text:span text:style-name="T421"><text:s/></text:span><text:span text:style-name="T422">формула</text:span><text:span text:style-name="T423">:<text:line-break/> </text:span></text:p>
        </text:list-item>
      </text:list>
      <text:p text:style-name="P10"><text:span text:style-name="T424"/></text:p>
      <text:p text:style-name="P10"><text:span text:style-name="T425">6. UDM<text:s/></text:span><text:span text:style-name="T426">диаграма</text:span><text:span text:style-name="T427"><text:s/></text:span><text:span text:style-name="T428">на</text:span><text:span text:style-name="T429"><text:s/></text:span><text:span text:style-name="T430">проекта</text:span></text:p>
      <text:p text:style-name="P10"><text:span text:style-name="T431"/></text:p>
      <text:p text:style-name="P10"><draw:frame text:anchor-type="as-char" svg:width="170.13mm" svg:height="130.44mm" style:rel-width="scale" style:rel-height="scale"><draw:object-ole xlink:href="OleObj3"/><draw:image xlink:href="ObjectReplacements/OleObj3"/></draw:frame><text:span text:style-name="T4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